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21CA71B23F1E13F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53cm" svg:stroke-color="#ff8d00" draw:marker-start="Circle" draw:marker-start-width="0.722cm" draw:marker-end="Circle" draw:marker-end-width="0.722cm" draw:fill="none" draw:textarea-vertical-align="middle" fo:padding-top="0.294cm" fo:padding-bottom="0.294cm" fo:padding-left="0.419cm" fo:padding-right="0.41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987cm" draw:shadow="hidden" draw:shadow-color="#ffffff"/>
    </style:style>
    <style:style style:name="P1" style:family="paragraph">
      <loext:graphic-properties draw:fill="none"/>
      <style:paragraph-properties fo:text-align="center"/>
      <style:text-properties fo:color="#ff8d00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paragraph-properties fo:text-align="end"/>
      <style:text-properties fo:color="#ff8d00" style:text-outline="true" style:font-name="Liberation Serif" fo:font-size="60pt" fo:font-weight="bold" style:font-size-asian="60pt" style:font-weight-asian="bold" style:font-size-complex="60pt" style:font-weight-complex="600"/>
    </style:style>
    <style:style style:name="T1" style:family="text">
      <style:text-properties fo:color="#ff8d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8d00" style:text-position="0% 100%" fo:font-size="32pt" fo:letter-spacing="-0.06cm" fo:font-style="italic" fo:font-weight="bold" style:font-size-asian="32pt" style:font-style-asian="italic" style:font-weight-asian="bold" style:font-size-complex="32pt" style:font-style-complex="italic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0.582cm" svg:height="10.23cm" svg:x="0.418cm" svg:y="1.07cm">
            <draw:image xlink:href="Pictures/100000000000012C000001221CA71B23F1E13F1E.jpg" xlink:type="simple" xlink:show="embed" xlink:actuate="onLoad">
              <text:p/>
            </draw:image>
          </draw:frame>
          <draw:g>
            <draw:polyline draw:style-name="gr2" draw:text-style-name="P2" draw:layer="layout" svg:width="5.782cm" svg:height="4.904cm" draw:transform="rotate (1.36903626526435) translate (1.5cm 8.9cm)" svg:viewBox="0 0 5783 4905" draw:points="0,0 4491,0 4048,1826 5758,2701 5783,3819 3963,4905">
              <text:p/>
            </draw:polyline>
            <draw:frame draw:style-name="gr3" draw:text-style-name="P4" draw:layer="layout" svg:width="7.6cm" svg:height="3.295cm" svg:x="2.3cm" svg:y="6.371cm">
              <draw:text-box>
                <text:p text:style-name="P3"><text:span text:style-name="T1">Mar</text:span><text:span text:style-name="T1">olo</text:span></text:p>
                <text:p text:style-name="P3"><text:span text:style-name="T2">DAQ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7T11:34:19.511630297</dc:date>
    <meta:editing-duration>PT10M20S</meta:editing-duration>
    <meta:editing-cycles>4</meta:editing-cycles>
    <meta:generator>LibreOffice/5.3.7.2.0$Linux_X86_64 LibreOffice_project/30$Build-2</meta:generator>
    <meta:document-statistic meta:object-count="5"/>
  </office:meta>
</office:document-meta>
</file>